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52b7" officeooo:paragraph-rsid="001352b7"/>
    </style:style>
    <style:style style:name="P2" style:family="paragraph" style:parent-style-name="Standard">
      <style:text-properties officeooo:rsid="0015c513" officeooo:paragraph-rsid="0015c513"/>
    </style:style>
    <style:style style:name="P3" style:family="paragraph" style:parent-style-name="Standard" style:list-style-name="L1">
      <style:text-properties officeooo:rsid="0015c513" officeooo:paragraph-rsid="0015c513"/>
    </style:style>
    <style:style style:name="P4" style:family="paragraph" style:parent-style-name="Heading_20_2">
      <style:text-properties officeooo:paragraph-rsid="001352b7"/>
    </style:style>
    <style:style style:name="T1" style:family="text">
      <style:text-properties officeooo:rsid="00173f3e"/>
    </style:style>
    <style:style style:name="T2" style:family="text">
      <style:text-properties officeooo:rsid="001889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6cm" fo:text-indent="-0.635cm" fo:margin-left="6.7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1cm" fo:text-indent="-0.635cm" fo:margin-left="7.42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May</text:span> 2014 Newsletter</text:h>
      <text:p text:style-name="P1"/>
      <text:p text:style-name="P2">A summary of the changes made to the web site in the past month has been posted to the web site. <text:s/>There are only a couple of significant enhancements:</text:p>
      <text:p text:style-name="P2"/>
      <text:list xml:id="list5621333255749570858" text:style-name="L1">
        <text:list-item>
          <text:p text:style-name="P3">The page identification in any citation displayed on an edit dialogue can now be changed and the update is applied when the other updates are applied.</text:p>
        </text:list-item>
        <text:list-item>
          <text:p text:style-name="P3">It <text:span text:style-name="T2">wa</text:span>s not possible to explicitly update an alternate name for an individual. <text:s/>Previously you could only delete and add alternate names.</text:p>
        </text:list-item>
      </text:list>
      <text:p text:style-name="P2"/>
      <text:p text:style-name="P2">-- </text:p>
      <text:p text:style-name="P2"/>
      <text:p text:style-name="P2">Jim Cobban webmaster@jamescobban.net</text:p>
      <text:p text:style-name="P2">Web-site: www.jamescobban.net</text:p>
      <text:p text:style-name="P2">34 Palomino Dr.</text:p>
      <text:p text:style-name="P2">Kanata, ON, CANADA</text:p>
      <text:p text:style-name="P2">K2M 1M1</text:p>
      <text:p text:style-name="P2">+1-613-592-94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00:15:19.612943382</meta:creation-date>
    <dc:date>2014-07-18T00:32:01.133208820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1" meta:word-count="97" meta:character-count="582" meta:non-whitespace-character-count="495"/>
  </office:meta>
</office:document-meta>
</file>